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780000004383A2F49E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111cm" svg:y="1.1cm">
          <draw:image xlink:href="Pictures/1000020100000780000004383A2F49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6T19:02:02.143327651</meta:creation-date>
    <dc:date>2014-12-16T19:02:38.936406990</dc:date>
    <meta:editing-duration>P0D</meta:editing-duration>
    <meta:editing-cycles>1</meta:editing-cycles>
    <meta:document-statistic meta:object-count="1"/>
    <meta:generator>LibreOffice/4.2.7.2$Linux_x86 LibreOffice_project/420m0$Build-2</meta:generator>
  </office:meta>
</office:document-meta>
</file>